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9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mul.d f3,f1,f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l.d f4,v3(r1)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ul.d f5,f2,f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l.d f6,v4(r1)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iv.d f7,f5,f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.d f3,v5(r1)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.d f5,v6(r1)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s.d f7,v7(r1)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30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906" calcext:value-type="float">
            <text:p>2906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1:23:10.525282402</meta:creation-date>
    <meta:generator>LibreOffice/6.0.7.3$Linux_X86_64 LibreOffice_project/00m0$Build-3</meta:generator>
    <dc:date>2019-02-19T11:48:40.033644851</dc:date>
    <meta:editing-duration>PT13M44S</meta:editing-duration>
    <meta:editing-cycles>3</meta:editing-cycles>
    <meta:document-statistic meta:table-count="1" meta:cell-count="178" meta:object-count="0"/>
  </office:meta>
</office:document-meta>
</file>